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Proxima Nova" svg:font-family="'Proxima Nova'" style:font-family-generic="roman" style:font-pitch="variable"/>
    <style:font-face style:name="Proxima Nova1" svg:font-family="'Proxima Nova'" style:font-family-generic="system" style:font-pitch="variable"/>
  </office:font-face-decls>
  <office:automatic-styles>
    <style:style style:name="P1" style:family="paragraph" style:parent-style-name="Heading_20_1">
      <style:paragraph-properties fo:margin-top="0.847cm" fo:margin-bottom="0cm" style:contextual-spacing="false" fo:line-height="100%" fo:keep-together="auto" fo:break-before="auto" fo:break-after="auto" fo:keep-with-next="auto"/>
    </style:style>
    <style:style style:name="P2" style:family="paragraph" style:parent-style-name="Subtitle">
      <style:paragraph-properties fo:margin-top="0cm" fo:margin-bottom="0cm" style:contextual-spacing="false" fo:line-height="100%" fo:text-align="center" style:justify-single-word="false" fo:keep-together="auto" fo:break-before="auto" fo:break-after="auto" fo:keep-with-next="auto"/>
    </style:style>
    <style:style style:name="P3" style:family="paragraph" style:parent-style-name="Title" style:master-page-name="Standard">
      <style:paragraph-properties fo:margin-top="0.564cm" fo:margin-bottom="0cm" style:contextual-spacing="false" fo:line-height="100%" fo:text-align="center" style:justify-single-word="false" fo:keep-together="auto" style:page-number="1" fo:break-before="auto" fo:break-after="auto" fo:keep-with-next="auto"/>
    </style:style>
    <style:style style:name="P4" style:family="paragraph" style:parent-style-name="normal">
      <style:paragraph-properties fo:margin-top="0.353cm" fo:margin-bottom="0cm" style:contextual-spacing="false" fo:line-height="130%" fo:break-before="auto" fo:break-after="auto"/>
      <style:text-properties fo:color="#353744" loext:opacity="100%" style:font-name="Proxima Nova" style:font-name-asian="Proxima Nova1" style:font-name-complex="Proxima Nova1"/>
    </style:style>
    <style:style style:name="P5" style:family="paragraph" style:parent-style-name="normal">
      <style:paragraph-properties fo:margin-top="0.353cm" fo:margin-bottom="0cm" style:contextual-spacing="false" fo:line-height="130%" fo:break-before="auto" fo:break-after="auto"/>
    </style:style>
    <style:style style:name="T1" style:family="text">
      <style:text-properties fo:color="#353744" loext:opacity="100%" style:font-name="Proxima Nova" fo:font-size="36pt" style:font-name-asian="Proxima Nova1" style:font-size-asian="36pt" style:font-name-complex="Proxima Nova1" style:font-size-complex="36pt"/>
    </style:style>
    <style:style style:name="T2" style:family="text">
      <style:text-properties fo:color="#353744" loext:opacity="100%" style:font-name="Proxima Nova" fo:font-size="14pt" fo:font-weight="bold" style:font-name-asian="Proxima Nova1" style:font-size-asian="14pt" style:font-weight-asian="bold" style:font-name-complex="Proxima Nova1" style:font-size-complex="14pt"/>
    </style:style>
    <style:style style:name="T3" style:family="text">
      <style:text-properties fo:color="#353744" loext:opacity="100%" style:font-name="Proxima Nova" style:font-name-asian="Proxima Nova1" style:font-name-complex="Proxima Nova1"/>
    </style:style>
    <style:style style:name="T4" style:family="text">
      <style:text-properties style:font-name="Proxima Nova" fo:font-size="14pt" fo:font-weight="bold" style:font-name-asian="Proxima Nova1" style:font-size-asian="14pt" style:font-weight-asian="bold" style:font-name-complex="Proxima Nova1" style:font-size-complex="14pt"/>
    </style:style>
    <style:style style:name="T5" style:family="text">
      <style:text-properties style:font-name="Proxima Nova" style:font-name-asian="Proxima Nova1" style:font-name-complex="Proxima Nova1"/>
    </style:style>
    <style:style style:name="T6" style:family="text">
      <style:text-properties style:text-position="super 58%" style:font-name="Proxima Nova" fo:font-size="14pt" fo:font-weight="bold" style:font-name-asian="Proxima Nova1" style:font-size-asian="14pt" style:font-weight-asian="bold" style:font-name-complex="Proxima Nova1"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_5x0d5h95i329"/><text:span text:style-name="T1">Design Document Template</text:span></text:p>
      <text:p text:style-name="P2"><text:bookmark text:name="_h6jygco9p83m"/><text:span text:style-name="T4">September 4</text:span><text:span text:style-name="T6">th </text:span><text:span text:style-name="T4">20XX</text:span></text:p>
      <text:p text:style-name="P4"/>
      <text:p text:style-name="P1"><text:bookmark text:name="_14mpx6a8znb7"/><text:span text:style-name="T2">OBJECTIVE</text:span></text:p>
      <text:p text:style-name="P5"><text:span text:style-name="T3">A brief description of the overall goal of this feature request, summed up in one to two sentences.</text:span></text:p>
      <text:p text:style-name="P1"><text:bookmark text:name="_oymnw3nlvwib"/><text:span text:style-name="T2">BACKGROUND </text:span></text:p>
      <text:p text:style-name="P5"><text:span text:style-name="T3">A more thorough explanation of why this feature is important to implement and all of the essential functionality of the feature. This section could contain research findings, user stories, examples of similar features, or anything else that explains why this feature has been prioritized and why the technical design laid out below implements the pieces of functionality that it does.</text:span></text:p>
      <text:p text:style-name="P1"><text:bookmark text:name="_c5rpsdy8g2ak"/><text:span text:style-name="T2">TECHNICAL DESIGN</text:span></text:p>
      <text:p text:style-name="P5"><text:span text:style-name="T3">This section should lay out all of the information needed to implement this feature. In the context of React, this could include new components and their functionality, existing component updates, how to address edge cases, and any other information an engineer would need before implementing this feature. </text:span></text:p>
      <text:p text:style-name="P5"><text:span text:style-name="T3">For front-end changes, this section will often include design mocks or wireframes to specify how the design of the application needs to be updated.</text:span></text:p>
      <text:p text:style-name="P1"><text:bookmark text:name="_vnwnofiiu4qy"/><text:span text:style-name="T2">CAVEATS</text:span></text:p>
      <text:p text:style-name="P5"><text:span text:style-name="T3">This section is used to lay out alternative solutions and their respective drawbacks, as well as potential drawbacks to the proposed solution above. This is used to make it clear why the technical implementation detailed previously was chosen instead of alternatives. It additionally allows stakeholders or other developers to consider those drawbacks and choose one of the alternate sol</text:span><text:span text:style-name="T5">utions if they prefer it. This may occur if they feel the benefits or drawbacks of that solution are more desirable than the current solution, or if they can identify other benefits and drawbacks not currently liste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Proxima Nova" svg:font-family="'Proxima Nova'" style:font-family-generic="roman"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0" meta:image-count="0" meta:object-count="0" meta:page-count="1" meta:paragraph-count="11" meta:word-count="255" meta:character-count="1626" meta:non-whitespace-character-count="1380"/>
    <meta:generator>LibreOffice/7.3.7.2$Linux_X86_64 LibreOffice_project/30$Build-2</meta:generator>
  </office:meta>
</office:document-meta>
</file>